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7326in"/>
    </style:style>
    <style:style style:name="Table1.1" style:family="table-row">
      <style:table-row-properties style:row-height="2.3in"/>
    </style:style>
    <style:style style:name="Table1.A1" style:family="table-cell">
      <style:table-cell-properties style:vertical-align="middle" fo:background-color="#cc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66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cc66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99in" fo:break-before="page" table:align="center"/>
    </style:style>
    <style:style style:name="Table4.A" style:family="table-column">
      <style:table-column-properties style:column-width="1.7319in"/>
    </style:style>
    <style:style style:name="Table4.B" style:family="table-column">
      <style:table-column-properties style:column-width="1.7326in"/>
    </style:style>
    <style:style style:name="Table4.1" style:family="table-row">
      <style:table-row-properties style:row-height="2.3in"/>
    </style:style>
    <style:style style:name="Table4.A1" style:family="table-cell">
      <style:table-cell-properties style:vertical-align="middle" fo:background-color="#cc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66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cc66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99in" fo:break-before="page" table:align="center"/>
    </style:style>
    <style:style style:name="Table6.A" style:family="table-column">
      <style:table-column-properties style:column-width="1.7319in"/>
    </style:style>
    <style:style style:name="Table6.B" style:family="table-column">
      <style:table-column-properties style:column-width="1.7326in"/>
    </style:style>
    <style:style style:name="Table6.1" style:family="table-row">
      <style:table-row-properties style:row-height="2.3in"/>
    </style:style>
    <style:style style:name="Table6.A1" style:family="table-cell">
      <style:table-cell-properties style:vertical-align="middle" fo:background-color="#cc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66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cc66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99in" fo:break-before="page" table:align="center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7326in"/>
    </style:style>
    <style:style style:name="Table2.1" style:family="table-row">
      <style:table-row-properties style:row-height="2.3in"/>
    </style:style>
    <style:style style:name="Table2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99in" table:align="center"/>
    </style:style>
    <style:style style:name="Table5.A" style:family="table-column">
      <style:table-column-properties style:column-width="1.7319in"/>
    </style:style>
    <style:style style:name="Table5.B" style:family="table-column">
      <style:table-column-properties style:column-width="1.7326in"/>
    </style:style>
    <style:style style:name="Table5.1" style:family="table-row">
      <style:table-row-properties style:row-height="2.3in"/>
    </style:style>
    <style:style style:name="Table5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99in" fo:break-before="page" table:align="center"/>
    </style:style>
    <style:style style:name="Table7.A" style:family="table-column">
      <style:table-column-properties style:column-width="1.7319in"/>
    </style:style>
    <style:style style:name="Table7.B" style:family="table-column">
      <style:table-column-properties style:column-width="1.7326in"/>
    </style:style>
    <style:style style:name="Table7.1" style:family="table-row">
      <style:table-row-properties style:row-height="2.3in"/>
    </style:style>
    <style:style style:name="Table7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1.7319in"/>
    </style:style>
    <style:style style:name="Table3.B" style:family="table-column">
      <style:table-column-properties style:column-width="1.7326in"/>
    </style:style>
    <style:style style:name="Table3.1" style:family="table-row">
      <style:table-row-properties style:row-height="2.3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officeooo:rsid="0006e6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">Leg Table</text:p>
          </table:table-cell>
          <table:table-cell table:style-name="Table1.B1" office:value-type="string">
            <text:p text:style-name="P1">Fists</text:p>
          </table:table-cell>
          <table:table-cell table:style-name="Table1.C1" office:value-type="string">
            <text:p text:style-name="P1">Arm</text:p>
            <text:p text:style-name="P1">Table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Leg Chair</text:p>
          </table:table-cell>
          <table:table-cell table:style-name="Table1.B2" office:value-type="string">
            <text:p text:style-name="P1">Leg Hand</text:p>
          </table:table-cell>
          <table:table-cell table:style-name="Table1.C2" office:value-type="string">
            <text:p text:style-name="P1">Leg</text:p>
            <text:p text:style-name="P1">Arm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Eyes Closed</text:p>
          </table:table-cell>
          <table:table-cell table:style-name="Table1.B2" office:value-type="string">
            <text:p text:style-name="P1">Hand</text:p>
            <text:p text:style-name="P1">Ear</text:p>
          </table:table-cell>
          <table:table-cell table:style-name="Table1.C2" office:value-type="string">
            <text:p text:style-name="P1">Arm</text:p>
            <text:p text:style-name="P1">Chair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Hand</text:p>
            <text:p text:style-name="P1">Nose</text:p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1">Leg Table</text:p>
          </table:table-cell>
          <table:table-cell table:style-name="Table4.B1" office:value-type="string">
            <text:p text:style-name="P1">Fists</text:p>
          </table:table-cell>
          <table:table-cell table:style-name="Table4.C1" office:value-type="string">
            <text:p text:style-name="P1">Arm</text:p>
            <text:p text:style-name="P1">Table</text:p>
          </table:table-cell>
          <table:table-cell table:style-name="Table4.D1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1">Leg Chair</text:p>
          </table:table-cell>
          <table:table-cell table:style-name="Table4.B2" office:value-type="string">
            <text:p text:style-name="P1">Leg Hand</text:p>
          </table:table-cell>
          <table:table-cell table:style-name="Table4.C2" office:value-type="string">
            <text:p text:style-name="P1">Leg</text:p>
            <text:p text:style-name="P1"><text:span text:style-name="T1">A</text:span>rm</text:p>
          </table:table-cell>
          <table:table-cell table:style-name="Table4.D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1">Eyes Closed</text:p>
          </table:table-cell>
          <table:table-cell table:style-name="Table4.B2" office:value-type="string">
            <text:p text:style-name="P1">Hand</text:p>
            <text:p text:style-name="P1">Ear</text:p>
          </table:table-cell>
          <table:table-cell table:style-name="Table4.C2" office:value-type="string">
            <text:p text:style-name="P1">Arm</text:p>
            <text:p text:style-name="P1">Chair</text:p>
          </table:table-cell>
          <table:table-cell table:style-name="Table4.D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>Hand</text:p>
            <text:p text:style-name="P1">Nose</text:p>
          </table:table-cell>
          <table:table-cell table:style-name="Table4.C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1">Leg Table</text:p>
          </table:table-cell>
          <table:table-cell table:style-name="Table6.B1" office:value-type="string">
            <text:p text:style-name="P1">Fists</text:p>
          </table:table-cell>
          <table:table-cell table:style-name="Table6.C1" office:value-type="string">
            <text:p text:style-name="P1">Arm</text:p>
            <text:p text:style-name="P1">Tabl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Leg Chair</text:p>
          </table:table-cell>
          <table:table-cell table:style-name="Table6.B2" office:value-type="string">
            <text:p text:style-name="P1">Leg Hand</text:p>
          </table:table-cell>
          <table:table-cell table:style-name="Table6.C2" office:value-type="string">
            <text:p text:style-name="P1">Leg</text:p>
            <text:p text:style-name="P1">Arm</text:p>
          </table:table-cell>
          <table:table-cell table:style-name="Table6.D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Eyes Closed</text:p>
          </table:table-cell>
          <table:table-cell table:style-name="Table6.B2" office:value-type="string">
            <text:p text:style-name="P1">Hand</text:p>
            <text:p text:style-name="P1">Ear</text:p>
          </table:table-cell>
          <table:table-cell table:style-name="Table6.C2" office:value-type="string">
            <text:p text:style-name="P1">Arm</text:p>
            <text:p text:style-name="P1">Chair</text:p>
          </table:table-cell>
          <table:table-cell table:style-name="Table6.D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Hand</text:p>
            <text:p text:style-name="P1">Nose</text:p>
          </table:table-cell>
          <table:table-cell table:style-name="Table6.C2" office:value-type="string">
            <text:p text:style-name="P1"/>
          </table:table-cell>
          <table:table-cell table:style-name="Table6.D2" office:value-type="string"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1">Hand</text:p>
            <text:p text:style-name="P1">Table</text:p>
          </table:table-cell>
          <table:table-cell table:style-name="Table2.B1" office:value-type="string">
            <text:p text:style-name="P1">Chin</text:p>
            <text:p text:style-name="P1">Table</text:p>
          </table:table-cell>
          <table:table-cell table:style-name="Table2.C1" office:value-type="string">
            <text:p text:style-name="P1">Mouth</text:p>
            <text:p text:style-name="P1">Closed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</text:p>
            <text:p text:style-name="P1">Mouth</text:p>
          </table:table-cell>
          <table:table-cell table:style-name="Table2.B2" office:value-type="string">
            <text:p text:style-name="P1">Nose</text:p>
            <text:p text:style-name="P1">Table</text:p>
          </table:table-cell>
          <table:table-cell table:style-name="Table2.C2" office:value-type="string">
            <text:p text:style-name="P1">Mouth</text:p>
            <text:p text:style-name="P1">Opened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</text:p>
            <text:p text:style-name="P1">Chair</text:p>
          </table:table-cell>
          <table:table-cell table:style-name="Table2.B2" office:value-type="string">
            <text:p text:style-name="P1">Ear</text:p>
            <text:p text:style-name="P1">Table</text:p>
          </table:table-cell>
          <table:table-cell table:style-name="Table2.C2" office:value-type="string">
            <text:p text:style-name="P1">Tongue</text:p>
            <text:p text:style-name="P1">Out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</text:p>
            <text:p text:style-name="P1">Eye</text:p>
          </table:table-cell>
          <table:table-cell table:style-name="Table2.B2" office:value-type="string">
            <text:p text:style-name="P1"/>
          </table:table-cell>
          <table:table-cell table:style-name="Table2.C2" office:value-type="string">
            <text:p text:style-name="P1">Mouth</text:p>
            <text:p text:style-name="P1">Noise</text:p>
          </table:table-cell>
          <table:table-cell table:style-name="Table2.D2" office:value-type="string">
            <text:p text:style-name="P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3"/>
        <text:soft-page-break/>
        <table:table-row table:style-name="Table5.1">
          <table:table-cell table:style-name="Table5.A1" office:value-type="string">
            <text:p text:style-name="P1">Hand</text:p>
            <text:p text:style-name="P1">Table</text:p>
          </table:table-cell>
          <table:table-cell table:style-name="Table5.B1" office:value-type="string">
            <text:p text:style-name="P1">Chin</text:p>
            <text:p text:style-name="P1">Table</text:p>
          </table:table-cell>
          <table:table-cell table:style-name="Table5.C1" office:value-type="string">
            <text:p text:style-name="P1">Mouth</text:p>
            <text:p text:style-name="P1">Closed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Hand</text:p>
            <text:p text:style-name="P1">Mouth</text:p>
          </table:table-cell>
          <table:table-cell table:style-name="Table5.B2" office:value-type="string">
            <text:p text:style-name="P1">Nose</text:p>
            <text:p text:style-name="P1">Table</text:p>
          </table:table-cell>
          <table:table-cell table:style-name="Table5.C2" office:value-type="string">
            <text:p text:style-name="P1">Mouth</text:p>
            <text:p text:style-name="P1">Opened</text:p>
          </table:table-cell>
          <table:table-cell table:style-name="Table5.D2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Hand</text:p>
            <text:p text:style-name="P1">Chair</text:p>
          </table:table-cell>
          <table:table-cell table:style-name="Table5.B2" office:value-type="string">
            <text:p text:style-name="P1">Ear</text:p>
            <text:p text:style-name="P1">Table</text:p>
          </table:table-cell>
          <table:table-cell table:style-name="Table5.C2" office:value-type="string">
            <text:p text:style-name="P1">Tongue</text:p>
            <text:p text:style-name="P1">Out</text:p>
          </table:table-cell>
          <table:table-cell table:style-name="Table5.D2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Hand</text:p>
            <text:p text:style-name="P1">Eye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>Mouth</text:p>
            <text:p text:style-name="P1">Noise</text:p>
          </table:table-cell>
          <table:table-cell table:style-name="Table5.D2" office:value-type="string">
            <text:p text:style-name="P1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3"/>
        <table:table-row table:style-name="Table7.1">
          <table:table-cell table:style-name="Table7.A1" office:value-type="string">
            <text:p text:style-name="P1">Hand</text:p>
            <text:p text:style-name="P1">Table</text:p>
          </table:table-cell>
          <table:table-cell table:style-name="Table7.B1" office:value-type="string">
            <text:p text:style-name="P1">Chin</text:p>
            <text:p text:style-name="P1">Table</text:p>
          </table:table-cell>
          <table:table-cell table:style-name="Table7.C1" office:value-type="string">
            <text:p text:style-name="P1">Mouth</text:p>
            <text:p text:style-name="P1">Closed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Hand</text:p>
            <text:p text:style-name="P1">Mouth</text:p>
          </table:table-cell>
          <table:table-cell table:style-name="Table7.B2" office:value-type="string">
            <text:p text:style-name="P1">Nose</text:p>
            <text:p text:style-name="P1">Table</text:p>
          </table:table-cell>
          <table:table-cell table:style-name="Table7.C2" office:value-type="string">
            <text:p text:style-name="P1">Mouth</text:p>
            <text:p text:style-name="P1">Opened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Hand</text:p>
            <text:p text:style-name="P1">Chair</text:p>
          </table:table-cell>
          <table:table-cell table:style-name="Table7.B2" office:value-type="string">
            <text:p text:style-name="P1">Ear</text:p>
            <text:p text:style-name="P1">Table</text:p>
          </table:table-cell>
          <table:table-cell table:style-name="Table7.C2" office:value-type="string">
            <text:p text:style-name="P1">Tongue</text:p>
            <text:p text:style-name="P1">Out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Hand</text:p>
            <text:p text:style-name="P1">Eye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1">Mouth</text:p>
            <text:p text:style-name="P1">Noise</text:p>
          </table:table-cell>
          <table:table-cell table:style-name="Table7.D2" office:value-type="string">
            <text:p text:style-name="P1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3"/>
        <text:soft-page-break/>
        <table:table-row table:style-name="Table3.1">
          <table:table-cell table:style-name="Table3.A1" office:value-type="string">
            <text:p text:style-name="P2">NO</text:p>
            <text:p text:style-name="P2">RED</text:p>
          </table:table-cell>
          <table:table-cell table:style-name="Table3.A1" office:value-type="string">
            <text:p text:style-name="P2">NO</text:p>
            <text:p text:style-name="P2">BLUE</text:p>
          </table:table-cell>
          <table:table-cell table:style-name="Table3.A1" office:value-type="string">
            <text:p text:style-name="P2">NO</text:p>
            <text:p text:style-name="P2">HEAD</text:p>
          </table:table-cell>
          <table:table-cell table:style-name="Table3.D1" office:value-type="string">
            <text:p text:style-name="P2">NO WINNER</text:p>
          </table:table-cell>
        </table:table-row>
        <table:table-row table:style-name="Table3.1">
          <table:table-cell table:style-name="Table3.A2" office:value-type="string">
            <text:p text:style-name="P2">NO</text:p>
            <text:p text:style-name="P2">ORANGE</text:p>
          </table:table-cell>
          <table:table-cell table:style-name="Table3.A2" office:value-type="string">
            <text:p text:style-name="P2">NO</text:p>
            <text:p text:style-name="P2">GREEN</text:p>
          </table:table-cell>
          <table:table-cell table:style-name="Table3.A2" office:value-type="string">
            <text:p text:style-name="P2">NO</text:p>
            <text:p text:style-name="P2">LEG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NO</text:p>
            <text:p text:style-name="P2">YELLOW</text:p>
          </table:table-cell>
          <table:table-cell table:style-name="Table3.A2" office:value-type="string">
            <text:p text:style-name="P2">NO</text:p>
            <text:p text:style-name="P2">PURPLE</text:p>
          </table:table-cell>
          <table:table-cell table:style-name="Table3.A2" office:value-type="string">
            <text:p text:style-name="P2">FIXED<text:line-break/>ON LEFT</text:p>
            <text:p text:style-name="P2">(CW)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NO</text:p>
            <text:p text:style-name="P2">TABLE</text:p>
          </table:table-cell>
          <table:table-cell table:style-name="Table3.A2" office:value-type="string">
            <text:p text:style-name="P2">NO</text:p>
            <text:p text:style-name="P2">CHAIR</text:p>
          </table:table-cell>
          <table:table-cell table:style-name="Table3.A2" office:value-type="string">
            <text:p text:style-name="P2">FIXED<text:line-break/>ON RIGHT</text:p>
            <text:p text:style-name="P2">(CCW)</text:p>
          </table:table-cell>
          <table:table-cell table:style-name="Table3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0:06:17.60</meta:creation-date>
    <dc:date>2020-02-02T13:19:35.583531032</dc:date>
    <meta:editing-duration>PT23H56M43S</meta:editing-duration>
    <meta:editing-cycles>6</meta:editing-cycles>
    <meta:generator>LibreOffice/6.2.8.2$Linux_X86_64 LibreOffice_project/20$Build-2</meta:generator>
    <meta:print-date>2020-02-01T10:26:24.91</meta:print-date>
    <meta:document-statistic meta:table-count="7" meta:image-count="0" meta:object-count="0" meta:page-count="7" meta:paragraph-count="136" meta:word-count="153" meta:character-count="652" meta:non-whitespace-character-count="635"/>
  </office:meta>
</office:document-meta>
</file>